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D600000054846A720E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fo:font-weight="bold" style:font-size-asian="10pt" style:font-weight-asian="bold" style:font-family-complex="'XB Tabriz'" style:font-pitch-complex="variable" style:font-size-complex="10pt" style:font-weight-complex="bold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7cm" svg:height="1.416cm" svg:x="4.814cm" svg:y="0.925cm">
          <draw:image xlink:href="Pictures/20000002000000D600000054846A720E.eps" xlink:type="simple" xlink:show="embed" xlink:actuate="onLoad">
            <text:p/>
          </draw:image>
        </draw:frame>
        <draw:line draw:style-name="gr2" draw:text-style-name="P1" draw:layer="layout" svg:x1="6.936cm" svg:y1="0.775cm" svg:x2="8.116cm" svg:y2="0.775cm">
          <text:p/>
        </draw:line>
        <draw:line draw:style-name="gr2" draw:text-style-name="P1" draw:layer="layout" svg:x1="5.967cm" svg:y1="0.775cm" svg:x2="4.787cm" svg:y2="0.775cm">
          <text:p/>
        </draw:line>
        <draw:frame draw:style-name="gr3" draw:text-style-name="P3" draw:layer="layout" svg:width="2.513cm" svg:height="3.006cm" svg:x="9.997cm" svg:y="0.326cm">
          <draw:text-box>
            <text:p text:style-name="P2"><text:span text:style-name="T1">سیدھی رُخ</text:span><text:span text:style-name="T2"> برقی</text:span></text:p>
            <text:p text:style-name="P2"><text:span text:style-name="T2"><text:s/></text:span><text:span text:style-name="T2">رو کی صورت</text:span></text:p>
            <text:p text:style-name="P2"><text:span text:style-name="T2"><text:s/></text:span><text:span text:style-name="T2">میں ڈایوڈ ایک</text:span></text:p>
            <text:p text:style-name="P2"><text:span text:style-name="T2"><text:s/></text:span><text:span text:style-name="T1">چالو</text:span><text:span text:style-name="T2"> سوئچ کی</text:span><text:span text:style-name="T2"> </text:span></text:p>
            <text:p text:style-name="P2"><text:span text:style-name="T2">طرح کام کرتا ہے</text:span></text:p>
          </draw:text-box>
        </draw:frame>
        <draw:frame draw:style-name="gr3" draw:text-style-name="P4" draw:layer="layout" svg:width="1.772cm" svg:height="0.802cm" svg:x="6.715cm" svg:y="2.408cm">
          <draw:text-box>
            <text:p><text:span text:style-name="T1">چالو</text:span><text:span text:style-name="T2"> سوئچ</text:span></text:p>
          </draw:text-box>
        </draw:frame>
        <draw:frame draw:style-name="gr3" draw:text-style-name="P4" draw:layer="layout" svg:width="2cm" svg:height="0.802cm" svg:x="3.997cm" svg:y="2.398cm">
          <draw:text-box>
            <text:p><text:span text:style-name="T1">منقطع</text:span><text:span text:style-name="T2"> سوئچ</text:span></text:p>
          </draw:text-box>
        </draw:frame>
        <draw:frame draw:style-name="gr3" draw:text-style-name="P3" draw:layer="layout" svg:width="2.652cm" svg:height="2.455cm" svg:x="0.447cm" svg:y="0.3cm">
          <draw:text-box>
            <text:p text:style-name="P2"><text:span text:style-name="T1">اُلٹی رُخ</text:span><text:span text:style-name="T2"> برقی رو</text:span></text:p>
            <text:p text:style-name="P2"><text:span text:style-name="T2"><text:s/></text:span><text:span text:style-name="T2">کے لئے یہ </text:span><text:span text:style-name="T1">منقطع</text:span></text:p>
            <text:p text:style-name="P2"><text:span text:style-name="T2">سوئچ کی طرح</text:span></text:p>
            <text:p text:style-name="P2"><text:span text:style-name="T2"><text:s/></text:span><text:span text:style-name="T2">کام کرتا ہ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0T11:31:41</dc:date>
    <dc:creator>kkk </dc:creator>
    <meta:editing-duration>PT2M23S</meta:editing-duration>
    <meta:editing-cycles>1</meta:editing-cycles>
    <meta:document-statistic meta:object-count="7"/>
    <meta:generator>LibreOffice/3.3$Linux LibreOffice_project/330m19$Build-401</meta:generator>
  </office:meta>
</office:document-meta>
</file>